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ba" officeooo:paragraph-rsid="0001d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PLO Land ist ein farbenprhtig Spieleland mit Spass und Aktivitẗen für die kleinste. <text:s/>Das DUPLO Gebiet ist 500 Quadratmeter und haben viele dinge die kinder wollen erkennen. Alles sind 15 mal grossser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27:42.218637388</meta:creation-date>
    <dc:date>2017-05-11T11:37:04.861965855</dc:date>
    <meta:editing-duration>PT9M22S</meta:editing-duration>
    <meta:editing-cycles>1</meta:editing-cycles>
    <meta:document-statistic meta:table-count="0" meta:image-count="0" meta:object-count="0" meta:page-count="1" meta:paragraph-count="1" meta:word-count="32" meta:character-count="202" meta:non-whitespace-character-count="169"/>
    <meta:generator>LibreOffice/5.1.6.2$Linux_X86_64 LibreOffice_project/10m0$Build-2</meta:generator>
  </office:meta>
</office:document-meta>
</file>